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dans tous les sens. Ses mouvements faisaient tourner le bracelet à son poignet, provoquant un frottement sur sa peau extrêmement désagréable. Presque aussi désagréable que le ton de sa voix lorsqu'il lui répondit, lui indiquant qu'il ne savait pas plus que lui ce que les deux garçons faisaient ici. C'est quoi l'problème mec, pète un coup quoi. C'était pas la fin du monde, il s'était jamais retrouvé attaché à un parfait inconnu dans un endroit qu'il ne connaissait absolument pas ? Bon... Ok c'était pas commun comme situation, mais il n'y avait pas de quoi en faire tout un fromage. Tout ce qu'il y avait à faire, c'était trouver les clefs de ces satanées menottes et ils pourraient reprendre leurs petites vies chacun de leur côté.</text:p>
      <text:p text:style-name="Standard"/>
      <text:p text:style-name="Standard">Enfin, presque. Il fallait aussi pour ça que le blondin mette la main sur ses vêtements, qu'il était toujours en train de chercher du regard sans grand succès. La pièce était désespérément vide de tout effet personnel, aseptisée au possible comme l'étaient généralement les chambres d'hôtel. Le mobilier, en plus d'être moche, n'avait aucune allure. Enfin, ce n'était certainement pas le problème principal d'Edward à ce moment précis mais une fois encore, il était incapable de rester concentré sur un sujet plus de quelques secondes. Une nouvelle remarque désobligeante sur l'absence des clefs des menottes de la part d'Aoba le ramena momentanément à la réalité. Ca, il fallait admettre que c'était gênant...</text:p>
      <text:p text:style-name="Standard"/>
      <text:p text:style-name="Standard">-Hum... J'imagine qu'elles doivent bien être quelque part ces clefs...</text:p>
      <text:p text:style-name="Standard"/>
      <text:p text:style-name="Standard">L'autre garçon entreprit alors de quitter le lit dans lequel ils s'étaient réveillés. Mais liés de cette manière, il leur était difficile de se déplacer l'un sans l'autre. Aussi Edward fut bien obligé de lui donner un coup de main dans cette entreprise. Après tout, il n'avait pas vraiment envie de rester coincé ici plus de temps que cela. Aussi il roula vers le côté où se trouvait Aoba et de cette manière les deux jeunes hommes parvinrent à s'extirper de la literie. … Et maintenant ? Ils se retrouvaient comme deux couillons, debout en caleçon au milieu d'une chambre d'hôtel... </text:p>
      <text:p text:style-name="Standard"/>
      <text:p text:style-name="Standard">-Ok Joe la panique... Et maintenant on fait quoi ?</text:p>
      <text:p text:style-name="Standard"/>
      <text:p text:style-name="Standard">Comme un écho à sa question, quelqu'un frappa à la porte de la chambre. Une petite voix de l'autre côté annonça un « Room service ! » plutôt discret et le silence s'installa pendant un instant jusqu'à ce que Edward, toujours affublé de la même expression de neutralité répondit sans réfléchir.</text:p>
      <text:p text:style-name="Standard"/>
      <text:p text:style-name="Standard">-Entrez !</text:p>
      <text:p text:style-name="P1">Suite à son injonction, la porte de la chambre s'ouvrit pour laisser apparaître un groom qui sembla avoir toutes les difficultés du monde à rester professionnel en apercevant le duo comique. Il faut dire que la situation avait de quoi faire perdre son sérieux au plus zélé des majordomes : deux hommes en caleçon au beau milieu de la pièce, attachés par des menottes, l'un avec un air d'ahuri et l'autre complètement paniqué. Au final étant donné l'étendue des dégâts, le petit employé s'en tira plutôt bien. Il déposa le plateau de petit déjeuner qu'il avait apporté sur la table à l'entrée avant de filer sans demander son reste. En tirant sur le bracelet en métal autant qu'il le pouvait sans la coopération d'Aoba, Edward se jeta sur le plateau fraîchement arrivé. Il en attrapa un croissant et l'enfourna à moitié dans sa bouche.</text:p>
      <text:p text:style-name="Standard"/>
      <text:p text:style-name="Standard">-Merchi !</text:p>
      <text:p text:style-name="Standard"/>
      <text:p text:style-name="Standard">Le bonheur qu'il ressentit lorsque la viennoiserie s'engouffra dans son œsophage, encore tiède en sortie des cuisine, fut malheureusement de courte durée. Aoba, qui visiblement ne partageait pas son insouciance paraissait passablement agacé qu'il ait fait entrer le groom pour une raison inconnue. Alors que le blondin lui tournait le dos, trop occupé qu'il était à dévorer -pour l'instant des yeux- le reste du petit déjeuner qu'il allait se faire un malin plaisir de dégommer, il lui asséna un violent coup derrière la tête. Sous le choc et la surprise, Edward recracha une partie de ce qu'il était en train de mâcher et lâcha le reste de son croissant sur le sol. Il se redressa en se massant l'arrière du crâne pour se retourner vers son agresseur avec un air toujours plus ahuri.</text:p>
      <text:p text:style-name="Standard"/>
      <text:p text:style-name="Standard">-Mais aïeuh ! &gt;&lt; Pourquoi t'as fait ça ?</text:p>
      <text:p text:style-name="Standard"/>
      <text:p text:style-name="Standard">Aoba semblait encore davantage paniqué, et le blondin ne put s'empêcher de noter le teint rosi de ses joues et son air vexé alors qu'il l'engueulait comme du poisson pourri. Nan mais c'est quoi son problème à la fin à ce type ? Il venait de leur dégotter un petit déj' gratos et voilà comme on le remerciait ? En voilà un dont il ne serait pas fâché de se débarrasser...</text:p>
      <text:p text:style-name="Standard"/>
      <text:p text:style-name="Standard">-Mais attends t'abuses là... Je viens tout juste de nous faire gagner un</text:p>
      <text:p text:style-name="Standard"/>
      <text:p text:style-name="Text_20_body">« Petit déjeuner ». Edward aurait pu finir sa phrase, mais cette idée fit gargouiller son ventre et il se rendit compte qu'il avait super faim, cette moitié de croissant l'ayant à peine mis en appétit. Alors il préféra se retourner vers le plateau pour jeter son dévolu sur un pain au chocolat qui lui faisait de l’œil. C'est la bouche pleine et une quantité considérable de miettes autour de la bouche qu'il finit par se remettre face à son compagnon d'infortune, son esprit autiste finalement pris de remords de laisser ce pauvre homme dans la tourmente. Il lui tendit la corbeille de viennoiserie.</text:p>
      <text:p text:style-name="Text_20_body"/>
      <text:p text:style-name="Text_20_body">-T'en veux ?</text:p>
      <text:p text:style-name="Text_20_body"/>
      <text:p text:style-name="Text_20_body">Puis, sans crier gare, Edward se tourna vers la porte pour l'ouvrir en grand et tenter de sortir sur le pallier, uniquement retenu par Aoba -par l'intermédiaire des menottes- qu'il tenta d'embrigader.</text:p>
      <text:p text:style-name="Text_20_body"/>
      <text:p text:style-name="Text_20_body">-Allez viens, on va chercher nos fringues.</text:p>
      <text:p text:style-name="P2">Aoba déclina son offre de viennoiserie, visiblement toujours aussi agacé par la situation. Edward haussa les épaules et engloutit un nouveau pain au chocolat d'un air indifférent. Il aurait été dommage de se priver d'un petit déjeuner offert, surtout vu la qualité de ce dernier. C'est donc la bouche encore pleine qu'il s'était dirigé vers la porte d'entrée, entraînant son compagnon d'infortune avec lui.</text:p>
      <text:p text:style-name="Text_20_body"/>
      <text:p text:style-name="Text_20_body">-T'es chûr ? Ils chont vachement bons pourtant.</text:p>
      <text:p text:style-name="Text_20_body"/>
      <text:p text:style-name="Text_20_body">Cependant le Nephil ne semblait vraiment pas disposé à quitter la pièce pour se mettre en quête de leurs vêtements perdus. Mais c'est qu'il commençait à devenir pénible, à râler en permanence. Le garçon aux cheveux bleus souleva cependant un point pertinent ; il n'était pas sûr que les accoutrements en question était à l'extérieur de la chambre. Et en y réfléchissant bien, c'était même relativement improbable. </text:p>
      <text:p text:style-name="Text_20_body"/>
      <text:p text:style-name="Text_20_body">-Ah tiens c'est pas faux.</text:p>
      <text:p text:style-name="Text_20_body"/>
      <text:p text:style-name="Text_20_body">Pendant quelques secondes Edward resta pantois, une main sur la poignée l'autre en arrière, toujours liée à celle d'Aoba par ces bracelets métalliques, comme s'il se demandait si oui ou non il allait sortir. Il fit finalement un pas en arrière et se mit à la recherche du bien tant convoité. S'ils étaient bien restés dans la chambre, ces vêtements n'étaient pas à un endroit en évidence. Évidemment. Le blondin chercha à se baisser pour regarder sous le lit mais les menottes n'allaient pas jusqu'à là. Il tira sur son bras pour signifier à Aoba de se pencher également pour qu'il puisse y jeter un œil.</text:p>
      <text:p text:style-name="Text_20_body"/>
      <text:p text:style-name="Text_20_body">-Baisse toi que je regarde.</text:p>
      <text:p text:style-name="Text_20_body"/>
      <text:p text:style-name="Text_20_body">Malheureusement, il n'y avait rien sous le lit non plus. En soupirant, Edward se releva pour venir s'asseoir sur le sommier, lui aussi enfin atteint par l'air blasé de son comparse du jour. Ils allaient peut-être finalement quand même devoir sortir en caleçon...</text:p>
      <text:p text:style-name="Text_20_body"/>
      <text:p text:style-name="Text_20_body">-Je les trouve pas. Et les clefs non plus. T'as pas une idée ?</text:p>
      <text:p text:style-name="P2">Bon. On ne pouvait pas dire que l'autre gugusse avait été d'une aide particulièrement précieuse pour l'instant. Tout ce qu'il avait fait jusqu'à présent c'était se plaindre, que ce soit du comportement d'Edward -voire même de sa simple présence, ou de son état lamentable. Si la condition physique du blondin était a priori sensiblement identique, à savoir un barbouillement nauséeux et un mal de crâne amputant sensiblement ses capacités à réfléchir -pourtant déjà naturellement relativement faible, celui-ci prenait en revanche la situation avec beaucoup plus de philosophie. S'il n'avait aucune idée de la suite des événements qui avait pu les conduire à se retrouver dans cette chambre d'hôtel, le garçon avait décrété que ce n'était pas important et que la seule chose qui comptait désormais c'était de trouver une solution.</text:p>
      <text:p text:style-name="Text_20_body"/>
      <text:p text:style-name="Text_20_body">-Pas mieux. Je me souviens de rien.</text:p>
      <text:p text:style-name="Text_20_body"/>
      <text:p text:style-name="Text_20_body">Edward se rassit sur le lit en se grattant l'arrière du crâne d'un air songeur. Ils avaient à peu près fait le tour de la chambre à présent. Finalement, les deux garçons allaient probablement devoir s'en tenir à sa première idée, à savoir descendre chercher leurs vêtements et les clefs de ces foutus menottes à la réception. Ou en tout cas demander si quelqu'un pouvait les aider. Qui sait, peut-être que le personnel de l'hôtel en savait paradoxalement un peu plus qu'eux sur ce qu'ils foutaient ici ? C'était l'occasion d'en apprendre un peu plus. Et peut-être aussi de récupérer un ou deux cachets de Doliprane. Le tout en échange d'un moment un peu gênant -dont Edward se foutait comme de sa première chemise. Avec une expression presque désolée pour lui, l'adolescent se tourna à nouveau vers Aoba.</text:p>
      <text:p text:style-name="Text_20_body"/>
      <text:p text:style-name="Text_20_body">-Je crois qu'on n'a plus trop le choix. Il va falloir descendre demander à la réception s'ils savent pas quelque chose. Sinon on s'en sortira jamais...</text:p>
      <text:p text:style-name="P2">L'insistance d'Edward avait fini par convaincre son compère. Les deux garçons étaient finalement tombé d'accord sur la marche à suivre : descendre à l'accueil pour demander de l'aide. Si Aoba paraissait particulièrement accablé à cette idée, ce n'était pas le cas du blondin dont la neutralité semblait à toute épreuve. Il avait toujours cette même tête inexpressive à mi-chemin entre la crédulité et l'ennui et ne broncha pas lorsque son attaché de fortune l'entraîna à sa suite. Un dernier soupir pour la forme et les voilà dans le couloir. </text:p>
      <text:p text:style-name="Text_20_body"/>
      <text:p text:style-name="Text_20_body">Ils marchèrent tranquillement -enfin en tout cas en ce qui concernait Edward, Aoba semblant essayer sans succès de se fusionner à la tapisserie- pendant une minute environ jusqu'à arriver au comptoir. Là, ce fut son acolyte qui parla en premier, ses joues ayant pris une teinte pourpre assez prononcée. Le réceptionniste leva les yeux du registre qu'il était en train de consulter et arqua discrètement un sourcil en les voyant ainsi dévêtu.</text:p>
      <text:p text:style-name="Text_20_body"/>
      <text:p text:style-name="Text_20_body">-Oui ?</text:p>
      <text:p text:style-name="Text_20_body"/>
      <text:p text:style-name="Text_20_body">-Salut, reprit Edward sur son classique ton un peu trop familier. On s'est réveillé attaché ce matin, et on trouve plus nos vêtements. Ni les clefs de ces menottes.Vous sauriez pas où c'est par hasard ?</text:p>
      <text:p text:style-name="Text_20_body"/>
      <text:p text:style-name="Text_20_body">Pour illustrer son propos, le blondin souleva le bras au bout duquel il était menotté à Aoba tout en parlant. Le réceptionniste les regarda un instant avant de lâcher un « hum, hum » à la manière d'un psychologue écoutant les confessions de son patient.</text:p>
      <text:p text:style-name="Text_20_body"/>
      <text:p text:style-name="Text_20_body">-Je vois, mentit-il. Eh bien on va essayer de régler ça. Quel est le numéro de votre chambre ?</text:p>
      <text:p text:style-name="Text_20_body"/>
      <text:p text:style-name="Text_20_body">-Je sais pas.</text:p>
      <text:p text:style-name="Text_20_body"/>
      <text:p text:style-name="Text_20_body">-Ah ? Euh... Vous êtes arrivés quand ? Vous avez une idée de ce qu'il s'est passé ?</text:p>
      <text:p text:style-name="Text_20_body"/>
      <text:p text:style-name="Text_20_body">-Je sais pas. Je sais pas.</text:p>
      <text:p text:style-name="Text_20_body"/>
      <text:p text:style-name="Text_20_body">Le visage de l'employé commença à changer d'allure. Ils parlaient depuis même pas trente secondes et ce blondin lui tapait déjà sur le système. Il tourna son regard sur Aoba, une petite veine battant sur sa tempe, visiblement agacé. Il le pointa du menton sans rien ajouter, d'un air de dire « et lui, il a quelque chose à dire où j'ai vraiment deux crétins en face de moi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7-08T21:25:58.26</dc:date>
    <meta:editing-duration>PT6H10M36S</meta:editing-duration>
    <meta:editing-cycles>502</meta:editing-cycles>
    <meta:generator>OpenOffice/4.1.2$Win32 OpenOffice.org_project/412m3$Build-9782</meta:generator>
    <meta:document-statistic meta:table-count="0" meta:image-count="0" meta:object-count="0" meta:page-count="7" meta:paragraph-count="52" meta:word-count="2939" meta:character-count="17569"/>
  </office:meta>
</office:document-meta>
</file>